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ALLIN PERU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54765622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87270333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AGUIRRE ACHIRIACO JORGE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87 270 3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4000</text:p>
          </table:table-cell>
          <table:table-cell table:style-name="Tableau1.D2" office:value-type="string">
            <text:p text:style-name="P8">8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8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3021555</text:p>
          </table:table-cell>
          <table:table-cell table:style-name="Tabla2.D3" office:value-type="string">
            <text:p text:style-name="P23">8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01:50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